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46bb2" officeooo:paragraph-rsid="00046bb2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Mono" fo:font-size="11pt" officeooo:rsid="00046bb2" officeooo:paragraph-rsid="00046bb2" style:font-size-asian="11pt" style:font-size-complex="11pt"/>
    </style:style>
    <style:style style:name="P3" style:family="paragraph" style:parent-style-name="Standard">
      <style:text-properties style:font-name="Noto Mono" fo:font-size="11pt" officeooo:rsid="00046bb2" officeooo:paragraph-rsid="00063b68" style:font-size-asian="11pt" style:font-size-complex="11pt"/>
    </style:style>
    <style:style style:name="P4" style:family="paragraph" style:parent-style-name="Standard">
      <style:text-properties style:font-name="Noto Mono" fo:font-size="11pt" officeooo:rsid="00046bb2" officeooo:paragraph-rsid="00046bb2" style:font-size-asian="11pt" style:font-size-complex="11pt"/>
    </style:style>
    <style:style style:name="P5" style:family="paragraph" style:parent-style-name="Standard">
      <style:text-properties style:font-name="Noto Mono" fo:font-size="11pt" officeooo:rsid="00046bb2" officeooo:paragraph-rsid="000f7997" style:font-size-asian="11pt" style:font-size-complex="11pt"/>
    </style:style>
    <style:style style:name="P6" style:family="paragraph" style:parent-style-name="Standard">
      <style:text-properties style:font-name="Noto Mono" fo:font-size="11pt" officeooo:rsid="00055357" officeooo:paragraph-rsid="00055357" style:font-size-asian="11pt" style:font-size-complex="11pt"/>
    </style:style>
    <style:style style:name="P7" style:family="paragraph" style:parent-style-name="Standard">
      <style:text-properties style:font-name="Noto Mono" fo:font-size="11pt" officeooo:rsid="00055357" officeooo:paragraph-rsid="000ab0f0" style:font-size-asian="11pt" style:font-size-complex="11pt"/>
    </style:style>
    <style:style style:name="P8" style:family="paragraph" style:parent-style-name="Standard">
      <style:text-properties style:font-name="Noto Mono" fo:font-size="11pt" officeooo:rsid="00055357" officeooo:paragraph-rsid="0007a4c9" style:font-size-asian="11pt" style:font-size-complex="11pt"/>
    </style:style>
    <style:style style:name="P9" style:family="paragraph" style:parent-style-name="Standard">
      <style:text-properties style:font-name="Noto Mono" fo:font-size="11pt" officeooo:rsid="00055357" officeooo:paragraph-rsid="00063b68" style:font-size-asian="11pt" style:font-size-complex="11pt"/>
    </style:style>
    <style:style style:name="P10" style:family="paragraph" style:parent-style-name="Standard">
      <style:text-properties style:font-name="Noto Mono" fo:font-size="11pt" officeooo:rsid="00055357" officeooo:paragraph-rsid="0010d1aa" style:font-size-asian="11pt" style:font-size-complex="11pt"/>
    </style:style>
    <style:style style:name="P11" style:family="paragraph" style:parent-style-name="Standard">
      <style:text-properties style:font-name="Noto Mono" fo:font-size="11pt" officeooo:rsid="00063b68" officeooo:paragraph-rsid="00063b68" style:font-size-asian="11pt" style:font-size-complex="11pt"/>
    </style:style>
    <style:style style:name="P12" style:family="paragraph" style:parent-style-name="Standard">
      <style:text-properties style:font-name="Noto Mono" fo:font-size="11pt" fo:font-weight="bold" officeooo:rsid="00055357" officeooo:paragraph-rsid="00055357" style:font-size-asian="11pt" style:font-weight-asian="bold" style:font-size-complex="11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08efa1" officeooo:paragraph-rsid="0008efa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8efa1" officeooo:paragraph-rsid="00112b4f"/>
    </style:style>
    <style:style style:name="P15" style:family="paragraph" style:parent-style-name="Standard">
      <style:text-properties style:font-name="Noto Mono" fo:font-size="11pt" fo:font-weight="bold" officeooo:rsid="00046bb2" officeooo:paragraph-rsid="00112b4f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Noto Mono" fo:font-size="11pt" officeooo:rsid="00055357" officeooo:paragraph-rsid="00055357" fo:background-color="#fff200" style:font-size-asian="11pt" style:font-size-complex="11pt"/>
    </style:style>
    <style:style style:name="P17" style:family="paragraph" style:parent-style-name="Standard">
      <style:text-properties style:font-name="Noto Mono" fo:font-size="11pt" officeooo:rsid="00055357" officeooo:paragraph-rsid="00063b68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08efa1" officeooo:paragraph-rsid="0008efa1" fo:background-color="#fff200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112b4f" officeooo:paragraph-rsid="00112b4f"/>
    </style:style>
    <style:style style:name="P20" style:family="paragraph" style:parent-style-name="Standard">
      <style:paragraph-properties fo:text-align="center" style:justify-single-word="false"/>
      <style:text-properties officeooo:rsid="00046bb2" officeooo:paragraph-rsid="00046bb2"/>
    </style:style>
    <style:style style:name="T1" style:family="text">
      <style:text-properties officeooo:rsid="00046bb2"/>
    </style:style>
    <style:style style:name="T2" style:family="text">
      <style:text-properties officeooo:rsid="00063b68"/>
    </style:style>
    <style:style style:name="T3" style:family="text">
      <style:text-properties officeooo:rsid="00063b68" fo:background-color="#ffffff"/>
    </style:style>
    <style:style style:name="T4" style:family="text">
      <style:text-properties fo:background-color="#ffff66" loext:char-shading-value="0"/>
    </style:style>
    <style:style style:name="T5" style:family="text">
      <style:text-properties officeooo:rsid="00063b68" fo:background-color="#ffff66" loext:char-shading-value="0"/>
    </style:style>
    <style:style style:name="T6" style:family="text">
      <style:text-properties officeooo:rsid="0007a4c9" fo:background-color="#ffff66" loext:char-shading-value="0"/>
    </style:style>
    <style:style style:name="T7" style:family="text">
      <style:text-properties officeooo:rsid="000ab0f0" fo:background-color="#ffff66" loext:char-shading-value="0"/>
    </style:style>
    <style:style style:name="T8" style:family="text">
      <style:text-properties officeooo:rsid="000f7997" fo:background-color="#ffff66" loext:char-shading-value="0"/>
    </style:style>
    <style:style style:name="T9" style:family="text">
      <style:text-properties officeooo:rsid="000bcf6c" fo:background-color="#ffff66" loext:char-shading-value="0"/>
    </style:style>
    <style:style style:name="T10" style:family="text">
      <style:text-properties officeooo:rsid="00112b4f" fo:background-color="#ffff66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7a4c9" style:font-weight-asian="bold" style:font-weight-complex="bold"/>
    </style:style>
    <style:style style:name="T13" style:family="text">
      <style:text-properties fo:font-weight="bold" officeooo:rsid="00063b68" style:font-weight-asian="bold" style:font-weight-complex="bold"/>
    </style:style>
    <style:style style:name="T14" style:family="text">
      <style:text-properties fo:font-weight="bold" officeooo:rsid="000f7997" style:font-weight-asian="bold" style:font-weight-complex="bold"/>
    </style:style>
    <style:style style:name="T15" style:family="text">
      <style:text-properties fo:font-weight="bold" officeooo:rsid="0010d1aa" style:font-weight-asian="bold" style:font-weight-complex="bold"/>
    </style:style>
    <style:style style:name="T16" style:family="text">
      <style:text-properties fo:font-weight="bold" officeooo:rsid="00112b4f" style:font-weight-asian="bold" style:font-weight-complex="bold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112b4f" fo:background-color="#ffffff" loext:char-shading-value="0"/>
    </style:style>
    <style:style style:name="T19" style:family="text">
      <style:text-properties officeooo:rsid="000e3d41"/>
    </style:style>
    <style:style style:name="T20" style:family="text">
      <style:text-properties officeooo:rsid="000f7997"/>
    </style:style>
    <style:style style:name="T21" style:family="text">
      <style:text-properties fo:font-weight="normal" officeooo:rsid="00055357" style:font-weight-asian="normal" style:font-weight-complex="normal"/>
    </style:style>
    <style:style style:name="T22" style:family="text">
      <style:text-properties fo:font-weight="normal" officeooo:rsid="000f7997" fo:background-color="#ffff99" loext:char-shading-value="0" style:font-weight-asian="normal" style:font-weight-complex="normal"/>
    </style:style>
    <style:style style:name="T23" style:family="text">
      <style:text-properties fo:font-weight="normal" officeooo:rsid="00112b4f" fo:background-color="#ffff99" loext:char-shading-value="0" style:font-weight-asian="normal" style:font-weight-complex="normal"/>
    </style:style>
    <style:style style:name="T24" style:family="text">
      <style:text-properties fo:font-weight="normal" officeooo:rsid="00112b4f" fo:background-color="#fff200" loext:char-shading-value="0" style:font-weight-asian="normal" style:font-weight-complex="normal"/>
    </style:style>
    <style:style style:name="T25" style:family="text">
      <style:text-properties officeooo:rsid="0010d1aa"/>
    </style:style>
    <style:style style:name="T26" style:family="text">
      <style:text-properties officeooo:rsid="00112b4f"/>
    </style:style>
    <style:style style:name="T27" style:family="text">
      <style:text-properties fo:background-color="#fff200" loext:char-shading-value="0"/>
    </style:style>
    <style:style style:name="T28" style:family="text">
      <style:text-properties officeooo:rsid="00063b68" fo:background-color="#fff200" loext:char-shading-value="0"/>
    </style:style>
    <style:style style:name="T29" style:family="text">
      <style:text-properties officeooo:rsid="00063b68" fo:background-color="#fff200" loext:char-shading-value="0"/>
    </style:style>
    <style:style style:name="T30" style:family="text">
      <style:text-properties fo:background-color="#fff200" loext:char-shading-value="0"/>
    </style:style>
    <style:style style:name="T31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sca em <text:span text:style-name="T19">Largura</text:span> usando <text:s/>Estrutura de <text:span text:style-name="T19">Fila</text:span> (<text:span text:style-name="T26">F</text:span>)</text:p>
      <text:p text:style-name="P20"/>
      <text:p text:style-name="P18">Pré-requisitos: </text:p>
      <text:list xml:id="list931890442" text:style-name="L1">
        <text:list-item>
          <text:p text:style-name="P14">Leitura de uma matriz de adjacência <text:s/><text:span text:style-name="T26">de <text:s/></text:span>G <text:s/><text:span text:style-name="T26">e o total de vértices <text:s/>(implícito)</text:span></text:p>
        </text:list-item>
        <text:list-item>
          <text:p text:style-name="P13">Uma <text:span text:style-name="T20">fil</text:span>a <text:span text:style-name="T20">F</text:span> e seus métodos – <text:span text:style-name="T25">chegada (push) e partida (pop)</text:span></text:p>
        </text:list-item>
        <text:list-item>
          <text:p text:style-name="P13">Um vetor de status de n-vértices</text:p>
        </text:list-item>
        <text:list-item>
          <text:p text:style-name="P19">Nó de partida ou inicial</text:p>
        </text:list-item>
      </text:list>
      <text:p text:style-name="P2"/>
      <text:p text:style-name="P2"><text:span text:style-name="T11">varredura_do_grafo</text:span>(G)</text:p>
      <text:p text:style-name="P15">{ <text:s/></text:p>
      <text:p text:style-name="P15"><text:s text:c="3"/>fila * F = cria_fila ( MAX ); //<text:span text:style-name="T24">cria a fila – estrutura base</text:span> </text:p>
      <text:p text:style-name="P3"><text:s text:c="3"/>vetor_status_nós[i] = aberto; //<text:span text:style-name="T4">todos os i-nós </text:span><text:span text:style-name="T5">marcados como não visitados</text:span></text:p>
      <text:p text:style-name="P3"><text:s text:c="3"/>no_inicial = <text:span text:style-name="T11">lê_no_inicial</text:span>( );</text:p>
      <text:p text:style-name="P5"><text:s text:c="3"/><text:span text:style-name="T14">BF</text:span><text:span text:style-name="T11">S</text:span>( no_inicial, <text:span text:style-name="T26">F</text:span> ); <text:s text:c="10"/><text:span text:style-name="T21">// </text:span><text:span text:style-name="T22">chama BFS </text:span><text:span text:style-name="T23">com o nó inicial e a FILA F</text:span></text:p>
      <text:p text:style-name="P4"><text:s/><text:span text:style-name="T11">}</text:span></text:p>
      <text:p text:style-name="P4"/>
      <text:p text:style-name="P6"><text:span text:style-name="T14">B</text:span><text:span text:style-name="T11">FS</text:span>( vert, <text:span text:style-name="T26">F</text:span> ) </text:p>
      <text:p text:style-name="P12">{</text:p>
      <text:p text:style-name="P6"><text:s text:c="3"/><text:span text:style-name="T15">chegada</text:span>(vert, <text:span text:style-name="T20">F</text:span>); <text:s text:c="3"/>//<text:span text:style-name="T4"> vert</text:span><text:span text:style-name="T9">ice</text:span><text:span text:style-name="T4"> = nó inicial d</text:span><text:span text:style-name="T9">a</text:span><text:span text:style-name="T4"> busca … </text:span><text:span text:style-name="T10">só uma vez!</text:span></text:p>
      <text:p text:style-name="P6"><text:s text:c="3"/><text:span text:style-name="T11">enquanto</text:span> ( !vazi<text:span text:style-name="T2">a(F)</text:span> ) <text:s text:c="7"/>//<text:span text:style-name="T4"> </text:span><text:span text:style-name="T5">enquanto </text:span><text:span text:style-name="T8">f</text:span><text:span text:style-name="T5">ila não estiver vazia</text:span></text:p>
      <text:p text:style-name="P6"><text:s text:c="4"/><text:span text:style-name="T11">{</text:span></text:p>
      <text:p text:style-name="P6"><text:s text:c="7"/>x = <text:span text:style-name="T11">p</text:span><text:span text:style-name="T15">artida</text:span>(<text:span text:style-name="T20">F</text:span>); <text:s text:c="7"/>//<text:span text:style-name="T4"> obtém um vértice </text:span><text:span text:style-name="T5">x </text:span><text:span text:style-name="T4"><text:s/>a ser inspecionado</text:span></text:p>
      <text:p text:style-name="P6"><text:s text:c="7"/><text:span text:style-name="T11">se</text:span> ( <text:span text:style-name="T1">vetor_status_nós[</text:span>x<text:span text:style-name="T1">] </text:span>== aberto )</text:p>
      <text:p text:style-name="P6"><text:s text:c="9"/><text:span text:style-name="T11">{</text:span></text:p>
      <text:p text:style-name="P6"><text:s text:c="11"/><text:span text:style-name="T11">imprime_</text:span><text:span text:style-name="T12">ou_visita</text:span>(x);</text:p>
      <text:p text:style-name="P16"><text:s text:c="11"/><text:span text:style-name="T26">t</text:span>este_o_que_quiseres(x); // AQUI <text:span text:style-name="T2">se testa x … </text:span></text:p>
      <text:p text:style-name="P7"><text:s text:c="11"/><text:span text:style-name="T1">vetor_status_nós[</text:span>x<text:span text:style-name="T1">] </text:span>= fechado; //<text:span text:style-name="T4"> </text:span><text:span text:style-name="T7">nó </text:span><text:span text:style-name="T4">visitado, </text:span><text:span text:style-name="T5">muda status</text:span></text:p>
      <text:p text:style-name="P6"><text:s text:c="10"/><text:span text:style-name="T11">};</text:span></text:p>
      <text:p text:style-name="P6"><text:s text:c="8"/><text:span text:style-name="T13">para_todos_vértices de i = </text:span><text:span text:style-name="T16">0</text:span><text:span text:style-name="T13"> até </text:span><text:span text:style-name="T16">i &lt;</text:span><text:span text:style-name="T13">= </text:span><text:span text:style-name="T16">vertices</text:span><text:span text:style-name="T13"> <text:s/>faça</text:span></text:p>
      <text:p text:style-name="P8"><text:s text:c="8"/>//<text:span text:style-name="T4"> </text:span><text:span text:style-name="T6">aqui muda o sentido da busca … esquerda ou direita</text:span></text:p>
      <text:p text:style-name="P6"><text:s text:c="10"/><text:span text:style-name="T13">{</text:span></text:p>
      <text:p text:style-name="P9"><text:s text:c="12"/><text:span text:style-name="T11">se</text:span> ( <text:s/><text:span text:style-name="T2">(vetor_status_nós[i] </text:span>== aberto ) <text:span text:style-name="T13">AND</text:span></text:p>
      <text:p text:style-name="P9"><text:s text:c="18"/><text:span text:style-name="T2">(vertice_vizinho[i] </text:span>== <text:span text:style-name="T2">1)</text:span></text:p>
      <text:p text:style-name="P10"><text:s text:c="12"/><text:span text:style-name="T15">chegada</text:span><text:span text:style-name="T2">( i, F );</text:span></text:p>
      <text:p text:style-name="P9"><text:s text:c="10"/><text:span text:style-name="T11">};</text:span> <text:s/>// <text:span text:style-name="T5">fim do empilhamento dos nos adjacentes novos</text:span></text:p>
      <text:p text:style-name="P9"><text:s text:c="4"/><text:span text:style-name="T11"><text:s/>} ;</text:span> <text:s/>// <text:span text:style-name="T5">fim do enquanto</text:span></text:p>
      <text:p text:style-name="P11"><text:s/><text:span text:style-name="T11">fim_do_</text:span><text:span text:style-name="T14">B</text:span><text:span text:style-name="T11">FS</text:span>;</text:p>
      <text:p text:style-name="P9"><text:span text:style-name="T11">} 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18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1:32:43.628546434</meta:creation-date>
    <dc:date>2018-04-29T18:26:34.288571951</dc:date>
    <meta:editing-duration>PT53M20S</meta:editing-duration>
    <meta:editing-cycles>10</meta:editing-cycles>
    <meta:generator>LibreOffice/5.4.6.2$Linux_X86_64 LibreOffice_project/40m0$Build-2</meta:generator>
    <meta:document-statistic meta:table-count="0" meta:image-count="0" meta:object-count="0" meta:page-count="1" meta:paragraph-count="35" meta:word-count="212" meta:character-count="1346" meta:non-whitespace-character-count="955"/>
  </office:meta>
</office:document-meta>
</file>